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44" office:value-type="string" calcext:value-type="string">
            <text:p>09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0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9:07:40.8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7T19:12:33.701000000</dc:date>
    <meta:editing-duration>PT8H10M51S</meta:editing-duration>
    <meta:editing-cycles>111</meta:editing-cycles>
    <meta:generator>LibreOffice/7.2.0.4$Windows_X86_64 LibreOffice_project/9a9c6381e3f7a62afc1329bd359cc48accb6435b</meta:generator>
    <meta:document-statistic meta:table-count="1" meta:cell-count="5199" meta:object-count="0"/>
  </office:meta>
</office:document-meta>
</file>